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3521in" table:align="left"/>
    </style:style>
    <style:style style:name="Table1.A" style:family="table-column">
      <style:table-column-properties style:column-width="1.7236in"/>
    </style:style>
    <style:style style:name="Table1.B" style:family="table-column">
      <style:table-column-properties style:column-width="1.628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3521in" table:align="left"/>
    </style:style>
    <style:style style:name="Table2.A" style:family="table-column">
      <style:table-column-properties style:column-width="1.7236in"/>
    </style:style>
    <style:style style:name="Table2.B" style:family="table-column">
      <style:table-column-properties style:column-width="1.628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2896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3.3521in" table:align="left"/>
    </style:style>
    <style:style style:name="Table3.A" style:family="table-column">
      <style:table-column-properties style:column-width="1.7236in"/>
    </style:style>
    <style:style style:name="Table3.B" style:family="table-column">
      <style:table-column-properties style:column-width="1.6285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2" style:family="table-row">
      <style:table-row-properties style:min-row-height="0.2896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3521in" table:align="left"/>
    </style:style>
    <style:style style:name="Table4.A" style:family="table-column">
      <style:table-column-properties style:column-width="1.7236in"/>
    </style:style>
    <style:style style:name="Table4.B" style:family="table-column">
      <style:table-column-properties style:column-width="1.628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2" style:family="table-row">
      <style:table-row-properties style:min-row-height="0.2896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font-weight="bold" officeooo:rsid="0000052e" officeooo:paragraph-rsid="0000052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bold" officeooo:rsid="0000322f" officeooo:paragraph-rsid="0000322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bold" officeooo:rsid="0003589e" officeooo:paragraph-rsid="0003589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font-weight="bold" officeooo:rsid="000733f6" officeooo:paragraph-rsid="000733f6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849b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bold" officeooo:rsid="000bc4a2" officeooo:paragraph-rsid="000bc4a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0a88b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fo:font-weight="bold" officeooo:rsid="0000a88b" officeooo:paragraph-rsid="0001489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0014895" officeooo:paragraph-rsid="0001489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font-size="14pt" fo:font-weight="bold" officeooo:rsid="0001ba30" officeooo:paragraph-rsid="0001ba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size="14pt" fo:font-weight="bold" officeooo:rsid="00064044" officeooo:paragraph-rsid="0006404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font-weight="bold" officeooo:rsid="000849b8" officeooo:paragraph-rsid="0009d87b" fo:background-color="#afd095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c25e2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733f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4pt" fo:font-weight="normal" officeooo:rsid="000733f6" officeooo:paragraph-rsid="000733f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ize="14pt" fo:font-weight="normal" officeooo:rsid="000e9f4d" officeooo:paragraph-rsid="000e9f4d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font-size="14pt" fo:font-weight="normal" officeooo:rsid="0000a88b" officeooo:paragraph-rsid="00014895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1ba3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6404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14pt" fo:font-weight="normal" officeooo:rsid="0001ba30" officeooo:paragraph-rsid="000bc4a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font-weight="normal" officeooo:rsid="0004acb8" officeooo:paragraph-rsid="0004acb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size="14pt" fo:font-weight="normal" officeooo:rsid="00064044" officeooo:paragraph-rsid="00064044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4pt" fo:font-weight="normal" officeooo:rsid="00014895" officeooo:paragraph-rsid="00014895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0322f" officeooo:paragraph-rsid="0000322f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3589e" officeooo:paragraph-rsid="0003589e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c25e2" officeooo:paragraph-rsid="000c25e2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size="14pt" fo:font-style="normal" style:text-underline-style="none" fo:font-weight="normal" officeooo:rsid="0000a88b" officeooo:paragraph-rsid="0000a88b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00a88b" officeooo:paragraph-rsid="0000a88b" style:font-size-asian="14pt" style:font-size-complex="14pt"/>
    </style:style>
    <style:style style:name="P49" style:family="paragraph" style:parent-style-name="Table_20_Contents">
      <style:paragraph-properties fo:text-align="start" style:justify-single-word="false"/>
      <style:text-properties fo:font-size="14pt" officeooo:rsid="0000a88b" officeooo:paragraph-rsid="00014895" style:font-size-asian="14pt" style:font-size-complex="14pt"/>
    </style:style>
    <style:style style:name="P50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733f6" officeooo:paragraph-rsid="000733f6" style:font-size-asian="12.25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849b8" officeooo:paragraph-rsid="000849b8" style:font-size-asian="12.25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bc4a2" officeooo:paragraph-rsid="000bc4a2" style:font-size-asian="12.25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c71aa" officeooo:paragraph-rsid="000c71aa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d4ee1" officeooo:paragraph-rsid="000d4ee1" style:font-size-asian="12.25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>
      <style:paragraph-properties fo:line-height="150%" fo:text-align="start" style:justify-single-word="false"/>
      <style:text-properties fo:font-size="14pt" fo:font-style="italic" fo:font-weight="normal" officeooo:rsid="000f7518" officeooo:paragraph-rsid="000f7518" style:font-size-asian="12.25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0a88b" officeooo:paragraph-rsid="0000a88b" style:font-size-asian="18pt" style:font-weight-asian="bold" style:font-size-complex="18pt" style:font-weight-complex="bold"/>
    </style:style>
    <style:style style:name="P57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3589e" officeooo:paragraph-rsid="0003589e" style:font-size-asian="18pt" style:font-weight-asian="bold" style:font-size-complex="18pt" style:font-weight-complex="bold"/>
    </style:style>
    <style:style style:name="P58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1ba30" officeooo:paragraph-rsid="0001ba30" style:font-size-asian="18pt" style:font-weight-asian="bold" style:font-size-complex="18pt" style:font-weight-complex="bold"/>
    </style:style>
    <style:style style:name="P59" style:family="paragraph" style:parent-style-name="Standard">
      <style:paragraph-properties fo:line-height="150%" fo:text-align="start" style:justify-single-word="false" fo:break-before="page"/>
      <style:text-properties fo:font-size="18pt" fo:font-weight="bold" officeooo:rsid="0009d87b" officeooo:paragraph-rsid="0009d87b" style:font-size-asian="18pt" style:font-weight-asian="bold" style:font-size-complex="18pt" style:font-weight-complex="bold"/>
    </style:style>
    <style:style style:name="P60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052e" officeooo:paragraph-rsid="0000052e" style:font-size-asian="12.25pt" style:font-weight-asian="normal" style:font-size-complex="14pt" style:font-weight-complex="normal"/>
    </style:style>
    <style:style style:name="P61" style:family="paragraph" style:parent-style-name="Standard" style:list-style-name="L1">
      <style:paragraph-properties fo:line-height="150%" fo:text-align="start" style:justify-single-word="false"/>
      <style:text-properties fo:font-size="14pt" fo:font-weight="normal" officeooo:rsid="0000a88b" officeooo:paragraph-rsid="0000a88b" style:font-size-asian="12.25pt" style:font-weight-asian="normal" style:font-size-complex="14pt" style:font-weight-complex="normal"/>
    </style:style>
    <style:style style:name="P62" style:family="paragraph" style:parent-style-name="Standard" style:list-style-name="L2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63" style:family="paragraph" style:parent-style-name="Standard" style:list-style-name="L3">
      <style:paragraph-properties fo:line-height="150%" fo:text-align="start" style:justify-single-word="false"/>
      <style:text-properties fo:font-size="14pt" fo:font-weight="normal" officeooo:rsid="0000322f" officeooo:paragraph-rsid="0000322f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line-height="150%" fo:text-align="start" style:justify-single-word="false"/>
      <style:text-properties fo:font-size="14pt" fo:font-weight="normal" officeooo:rsid="0003589e" officeooo:paragraph-rsid="0003589e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size="14pt" fo:font-weight="normal" officeooo:rsid="0012aa5c" officeooo:paragraph-rsid="0012aa5c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line-height="150%" fo:text-align="start" style:justify-single-word="false"/>
      <style:text-properties fo:font-size="14pt" fo:font-weight="normal" officeooo:rsid="000849b8" officeooo:paragraph-rsid="000849b8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line-height="150%" fo:text-align="start" style:justify-single-word="false"/>
      <style:text-properties fo:font-size="14pt" fo:font-weight="normal" officeooo:rsid="00141e73" officeooo:paragraph-rsid="00141e73" style:font-size-asian="12.25pt" style:font-weight-asian="normal" style:font-size-complex="14pt" style:font-weight-complex="normal"/>
    </style:style>
    <style:style style:name="P68" style:family="paragraph" style:parent-style-name="Standard" style:list-style-name="L4">
      <style:paragraph-properties fo:line-height="150%" fo:text-align="start" style:justify-single-word="false"/>
      <style:text-properties fo:font-size="14pt" fo:font-weight="normal" officeooo:rsid="0000a88b" officeooo:paragraph-rsid="0000a88b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 fo:text-align="start" style:justify-single-word="false"/>
      <style:text-properties fo:font-size="14pt" fo:font-weight="normal" officeooo:rsid="000bc4a2" officeooo:paragraph-rsid="000bc4a2" fo:background-color="#afd095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 fo:text-align="start" style:justify-single-word="false"/>
      <style:text-properties fo:font-size="14pt" fo:font-weight="normal" officeooo:rsid="00141e73" officeooo:paragraph-rsid="00141e73" fo:background-color="#afd095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line-height="150%" fo:text-align="start" style:justify-single-word="false"/>
      <style:text-properties fo:font-size="14pt" fo:font-weight="normal" officeooo:rsid="000f7518" officeooo:paragraph-rsid="000f7518" fo:background-color="#729fc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 fo:text-align="start" style:justify-single-word="false"/>
      <style:text-properties fo:font-size="14pt" fo:font-weight="normal" officeooo:rsid="001145a4" officeooo:paragraph-rsid="001145a4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849b8" officeooo:paragraph-rsid="000849b8" fo:background-color="#afd095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line-height="150%" fo:text-align="start" style:justify-single-word="false"/>
      <style:text-properties fo:font-size="14pt" fo:font-style="normal" fo:font-weight="normal" officeooo:rsid="0009d87b" officeooo:paragraph-rsid="0009d87b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line-height="150%" fo:text-align="start" style:justify-single-word="false"/>
      <style:text-properties fo:font-size="14pt" fo:font-style="normal" fo:font-weight="bold" officeooo:rsid="000849b8" officeooo:paragraph-rsid="000849b8" style:font-size-asian="12.25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line-height="150%" fo:text-align="start" style:justify-single-word="false"/>
      <style:text-properties fo:font-size="14pt" fo:font-weight="bold" officeooo:rsid="001145a4" officeooo:paragraph-rsid="001145a4" fo:background-color="transparent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 fo:text-align="start" style:justify-single-word="false"/>
      <style:text-properties fo:font-size="14pt" fo:font-weight="bold" officeooo:rsid="00141e73" officeooo:paragraph-rsid="00141e73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0c25e2" officeooo:paragraph-rsid="000c25e2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line-height="150%" fo:text-align="start" style:justify-single-word="false"/>
      <style:text-properties fo:font-size="14pt" style:text-underline-style="solid" style:text-underline-width="auto" style:text-underline-color="font-color" fo:font-weight="normal" officeooo:rsid="0012aa5c" officeooo:paragraph-rsid="0012aa5c" style:font-size-asian="12.25pt" style:font-weight-asian="normal" style:font-size-complex="14pt" style:font-weight-complex="normal"/>
    </style:style>
    <style:style style:name="T1" style:family="text">
      <style:text-properties fo:background-color="#729fcf" loext:char-shading-value="0"/>
    </style:style>
    <style:style style:name="T2" style:family="text">
      <style:text-properties officeooo:rsid="0001489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background-color="#afd095" loext:char-shading-value="0"/>
    </style:style>
    <style:style style:name="T7" style:family="text">
      <style:text-properties officeooo:rsid="000733f6" fo:background-color="#afd095" loext:char-shading-value="0"/>
    </style:style>
    <style:style style:name="T8" style:family="text">
      <style:text-properties officeooo:rsid="000c71aa" fo:background-color="#afd095" loext:char-shading-value="0"/>
    </style:style>
    <style:style style:name="T9" style:family="text">
      <style:text-properties officeooo:rsid="000d4ee1" fo:background-color="#afd095" loext:char-shading-value="0"/>
    </style:style>
    <style:style style:name="T10" style:family="text">
      <style:text-properties officeooo:rsid="00064044"/>
    </style:style>
    <style:style style:name="T11" style:family="text">
      <style:text-properties officeooo:rsid="000733f6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733f6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1eec4" fo:background-color="transparent" loext:char-shading-value="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733f6" style:font-style-asian="normal" style:font-style-complex="normal"/>
    </style:style>
    <style:style style:name="T18" style:family="text">
      <style:text-properties fo:font-style="normal" fo:background-color="#afd095" loext:char-shading-value="0" style:font-style-asian="normal" style:font-style-complex="normal"/>
    </style:style>
    <style:style style:name="T19" style:family="text">
      <style:text-properties fo:font-style="normal" officeooo:rsid="000733f6" fo:background-color="#afd095" loext:char-shading-value="0" style:font-style-asian="normal" style:font-style-complex="normal"/>
    </style:style>
    <style:style style:name="T20" style:family="text">
      <style:text-properties fo:font-style="normal" officeooo:rsid="000eece2" fo:background-color="#afd095" loext:char-shading-value="0" style:font-style-asian="normal" style:font-style-complex="normal"/>
    </style:style>
    <style:style style:name="T21" style:family="text">
      <style:text-properties fo:font-style="normal" fo:background-color="#afd095" loext:char-shading-value="0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09d87b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fo:background-color="#afd095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officeooo:rsid="00141e73" style:font-style-asian="normal" style:font-weight-asian="bold" style:font-style-complex="normal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0c3fb2"/>
    </style:style>
    <style:style style:name="T28" style:family="text">
      <style:text-properties officeooo:rsid="000c71aa"/>
    </style:style>
    <style:style style:name="T29" style:family="text">
      <style:text-properties officeooo:rsid="000eece2"/>
    </style:style>
    <style:style style:name="T30" style:family="text">
      <style:text-properties officeooo:rsid="001145a4"/>
    </style:style>
    <style:style style:name="T31" style:family="text">
      <style:text-properties officeooo:rsid="0011eec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 for brains.</text:p>
      <text:p text:style-name="P3">Приходите за мозгами.</text:p>
      <text:p text:style-name="P2">Жанр</text:p>
      <text:p text:style-name="P19">roguelike / roguelite</text:p>
      <text:p text:style-name="P19"/>
      <text:p text:style-name="P1">Базовые элементы roguelike</text:p>
      <text:list text:style-name="L1">
        <text:list-item>
          <text:p text:style-name="P60">реиграбельность;</text:p>
        </text:list-item>
        <text:list-item>
          <text:p text:style-name="P60">процедурный мир;</text:p>
        </text:list-item>
        <text:list-item>
          <text:p text:style-name="P60">ascii графика;</text:p>
        </text:list-item>
        <text:list-item>
          <text:p text:style-name="P61">пошаговый геймплей;</text:p>
        </text:list-item>
        <text:list-item>
          <text:p text:style-name="P60">перманентная смерть.</text:p>
        </text:list-item>
      </text:list>
      <text:p text:style-name="P19"/>
      <text:p text:style-name="P1">Сеттинг</text:p>
      <text:p text:style-name="P19">зомби-апокалипсис в современном мире</text:p>
      <text:p text:style-name="P19"/>
      <text:p text:style-name="P4">Геймплей</text:p>
      <text:p text:style-name="P20">Что будет делать персонаж:</text:p>
      <text:list text:style-name="L2">
        <text:list-item>
          <text:p text:style-name="P62">убивать зомби (<text:span text:style-name="T1">разных</text:span>)</text:p>
        </text:list-item>
        <text:list-item>
          <text:p text:style-name="P62">собирать ресурсы (<text:span text:style-name="T1">разные</text:span>)</text:p>
        </text:list-item>
        <text:list-item>
          <text:p text:style-name="P62">обустраивать базу (персональная)</text:p>
        </text:list-item>
      </text:list>
      <text:p text:style-name="P20"/>
      <text:p text:style-name="P20">Зачем он это делает:</text:p>
      <text:list text:style-name="L3">
        <text:list-item>
          <text:p text:style-name="P63">добыча ресурсов – для укрепрления <text:span text:style-name="T1">базы</text:span>, личных <text:span text:style-name="T1">нужд</text:span>, <text:span text:style-name="T1">рейдов</text:span>.</text:p>
        </text:list-item>
        <text:list-item>
          <text:p text:style-name="P63">убывать зомби – продвижение по локации, <text:span text:style-name="T1">лут</text:span> с зомби.</text:p>
        </text:list-item>
        <text:list-item>
          <text:p text:style-name="P63">обустраивать базу – безопасный отдых.</text:p>
        </text:list-item>
      </text:list>
      <text:p text:style-name="P20"/>
      <text:p text:style-name="P44">Подробнее</text:p>
      <text:p text:style-name="P47">Геймплей разбит на дни. Каждое действие занимает определенное время. Персонажу нужно есть, пить, спать, лечиться, укреплять базу, ходить в рейды.</text:p>
      <text:p text:style-name="P47">На это траится время и ресурсы.</text:p>
      <text:p text:style-name="P47"/>
      <text:p text:style-name="P21"/>
      <text:p text:style-name="P56">Игровой день</text:p>
      <text:p text:style-name="P30">День поделен на стадии:</text:p>
      <text:p text:style-name="P30">Утро – сбор ресурсов в рейд</text:p>
      <text:p text:style-name="P30"><text:span text:style-name="T30">День, активная стадия 1</text:span> – <text:span text:style-name="T30">относительно безопасно, сон эффективнее на 50%.</text:span></text:p>
      <text:p text:style-name="P30">Вечер – хил, еда, вода, укрепление базы</text:p>
      <text:p text:style-name="P30">Ночь, <text:span text:style-name="T30">активная стадия 2</text:span> – нашествие зомби. <text:span text:style-name="T30">В рейде зомби на 50% больше.</text:span></text:p>
      <text:p text:style-name="P21"/>
      <text:p text:style-name="P10">База</text:p>
      <text:p text:style-name="P31">Находясь на базе игрок удовлетворяет потребности:</text:p>
      <text:list text:style-name="L4">
        <text:list-item>
          <text:p text:style-name="P68">еда</text:p>
        </text:list-item>
        <text:list-item>
          <text:p text:style-name="P68">вода</text:p>
        </text:list-item>
        <text:list-item>
          <text:p text:style-name="P68">сон</text:p>
        </text:list-item>
        <text:list-item>
          <text:p text:style-name="P68">здоровье</text:p>
        </text:list-item>
      </text:list>
      <text:p text:style-name="P31">и укрепляет базу.</text:p>
      <text:p text:style-name="P31"/>
      <text:p text:style-name="P42">Укрепление происходит с помощью материалов. Материалы имеют параметр прочности, который добавляется к общей прочности базы при применении.</text:p>
      <text:p text:style-name="P72">Добавить объединение материалов с получением бонуса?</text:p>
      <text:p text:style-name="P73">База имеет параметр “качество отдыха”, определяемое некоторыми элементами базы. Означает количество очков усталости, восстанавливаемое во сне. Некоторые материалы могут влиять на этот параметр, как и уровень целостности базы.</text:p>
      <text:p text:style-name="P73"/>
      <text:p text:style-name="P79">Разрушение базы</text:p>
      <text:p text:style-name="P73">Каждую ночь <text:span text:style-name="T31">внешним</text:span> элементам базы наносится B * (1 + К * D) очков урона, где B – базовый урон (настраивать), K – ежедневный коэффициент, D – номер дня.</text:p>
      <text:p text:style-name="P69"><text:span text:style-name="T14">Элементы базы м. б. внешними (баррикады) и внутренними (обстановка). </text:span><text:span text:style-name="T15">Если внешний периметр уничтожен, то сон прерывается и нужно отбиваться от зомби. Внутренняя обстановка при этом также частично разрушается.</text:span></text:p>
      <text:p text:style-name="P10"><text:soft-page-break/>Сытость</text:p>
      <text:p text:style-name="P31">У персонажа есть показатель сытости (0 – 100). За день показатель снижается на 20.</text:p>
      <text:p text:style-name="P31">Штрафы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Сытость</text:p>
          </table:table-cell>
          <table:table-cell table:style-name="Table1.B1" office:value-type="string">
            <text:p text:style-name="P11">Штраф</text:p>
          </table:table-cell>
        </table:table-row>
        <table:table-row>
          <table:table-cell table:style-name="Table1.A2" office:value-type="string">
            <text:p text:style-name="P48">60-100</text:p>
          </table:table-cell>
          <table:table-cell table:style-name="Table1.B2" office:value-type="string">
            <text:p text:style-name="P48">0</text:p>
          </table:table-cell>
        </table:table-row>
        <table:table-row>
          <table:table-cell table:style-name="Table1.A2" office:value-type="string">
            <text:p text:style-name="P48">40-60</text:p>
          </table:table-cell>
          <table:table-cell table:style-name="Table1.B2" office:value-type="string">
            <text:p text:style-name="P48">20%</text:p>
          </table:table-cell>
        </table:table-row>
        <table:table-row>
          <table:table-cell table:style-name="Table1.A2" office:value-type="string">
            <text:p text:style-name="P48">20-40</text:p>
          </table:table-cell>
          <table:table-cell table:style-name="Table1.B2" office:value-type="string">
            <text:p text:style-name="P48">50%</text:p>
          </table:table-cell>
        </table:table-row>
        <table:table-row>
          <table:table-cell table:style-name="Table1.A2" office:value-type="string">
            <text:p text:style-name="P48">&lt;20</text:p>
          </table:table-cell>
          <table:table-cell table:style-name="Table1.B2" office:value-type="string">
            <text:p text:style-name="P48">80%</text:p>
          </table:table-cell>
        </table:table-row>
        <table:table-row>
          <table:table-cell table:style-name="Table1.A2" office:value-type="string">
            <text:p text:style-name="P48">0</text:p>
          </table:table-cell>
          <table:table-cell table:style-name="Table1.B2" office:value-type="string">
            <text:p text:style-name="P48">Смерть</text:p>
          </table:table-cell>
        </table:table-row>
      </table:table>
      <text:p text:style-name="P33">Для восстановления нужен провиант и время на съедание.</text:p>
      <text:p text:style-name="P31"/>
      <text:p text:style-name="P10">Жажда</text:p>
      <text:p text:style-name="P31">У персонажа есть показатель жажды (0 – 100). За день показатель снижается на 50.</text:p>
      <text:p text:style-name="P31">Штрафы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Жажда</text:p>
          </table:table-cell>
          <table:table-cell table:style-name="Table2.B1" office:value-type="string">
            <text:p text:style-name="P11">Штраф</text:p>
          </table:table-cell>
        </table:table-row>
        <table:table-row table:style-name="Table2.2">
          <table:table-cell table:style-name="Table2.A2" office:value-type="string">
            <text:p text:style-name="P48">60-100</text:p>
          </table:table-cell>
          <table:table-cell table:style-name="Table2.B2" office:value-type="string">
            <text:p text:style-name="P48">0</text:p>
          </table:table-cell>
        </table:table-row>
        <table:table-row>
          <table:table-cell table:style-name="Table2.A2" office:value-type="string">
            <text:p text:style-name="P48">40-60</text:p>
          </table:table-cell>
          <table:table-cell table:style-name="Table2.B2" office:value-type="string">
            <text:p text:style-name="P48">20%</text:p>
          </table:table-cell>
        </table:table-row>
        <table:table-row>
          <table:table-cell table:style-name="Table2.A2" office:value-type="string">
            <text:p text:style-name="P48">20-40</text:p>
          </table:table-cell>
          <table:table-cell table:style-name="Table2.B2" office:value-type="string">
            <text:p text:style-name="P48">50%</text:p>
          </table:table-cell>
        </table:table-row>
        <table:table-row>
          <table:table-cell table:style-name="Table2.A2" office:value-type="string">
            <text:p text:style-name="P48">&lt;20</text:p>
          </table:table-cell>
          <table:table-cell table:style-name="Table2.B2" office:value-type="string">
            <text:p text:style-name="P48">80%</text:p>
          </table:table-cell>
        </table:table-row>
        <table:table-row>
          <table:table-cell table:style-name="Table2.A2" office:value-type="string">
            <text:p text:style-name="P48">0</text:p>
          </table:table-cell>
          <table:table-cell table:style-name="Table2.B2" office:value-type="string">
            <text:p text:style-name="P48">Смерть</text:p>
          </table:table-cell>
        </table:table-row>
      </table:table>
      <text:p text:style-name="P33">Для восстановления нужна вода и время на питье.</text:p>
      <text:p text:style-name="P31"/>
      <text:p text:style-name="P13">Сон</text:p>
      <text:p text:style-name="P32">У персонажа есть показатель <text:span text:style-name="T2">отдыха</text:span> (0 – 100). За день показатель снижается на <text:span text:style-name="T2">3</text:span>0.</text:p>
      <text:p text:style-name="P32">Штрафы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Отдых</text:p>
          </table:table-cell>
          <table:table-cell table:style-name="Table3.B1" office:value-type="string">
            <text:p text:style-name="P12">Штраф</text:p>
          </table:table-cell>
        </table:table-row>
        <table:table-row table:style-name="Table3.2">
          <table:table-cell table:style-name="Table3.A2" office:value-type="string">
            <text:p text:style-name="P49"><text:span text:style-name="T2">8</text:span>0-100</text:p>
          </table:table-cell>
          <table:table-cell table:style-name="Table3.B2" office:value-type="string">
            <text:p text:style-name="P49">0</text:p>
          </table:table-cell>
        </table:table-row>
        <table:table-row>
          <table:table-cell table:style-name="Table3.A2" office:value-type="string">
            <text:p text:style-name="P49"><text:span text:style-name="T2">5</text:span>0-<text:span text:style-name="T2">8</text:span>0</text:p>
          </table:table-cell>
          <table:table-cell table:style-name="Table3.B2" office:value-type="string">
            <text:p text:style-name="P49">20%</text:p>
          </table:table-cell>
        </table:table-row>
        <text:soft-page-break/>
        <table:table-row>
          <table:table-cell table:style-name="Table3.A2" office:value-type="string">
            <text:p text:style-name="P49"><text:span text:style-name="T2">3</text:span>0-<text:span text:style-name="T2">5</text:span>0</text:p>
          </table:table-cell>
          <table:table-cell table:style-name="Table3.B2" office:value-type="string">
            <text:p text:style-name="P49">50%</text:p>
          </table:table-cell>
        </table:table-row>
        <table:table-row>
          <table:table-cell table:style-name="Table3.A2" office:value-type="string">
            <text:p text:style-name="P49">&lt;<text:span text:style-name="T2">3</text:span>0</text:p>
          </table:table-cell>
          <table:table-cell table:style-name="Table3.B2" office:value-type="string">
            <text:p text:style-name="P49">80%</text:p>
          </table:table-cell>
        </table:table-row>
        <table:table-row>
          <table:table-cell table:style-name="Table3.A2" office:value-type="string">
            <text:p text:style-name="P49">0</text:p>
          </table:table-cell>
          <table:table-cell table:style-name="Table3.B2" office:value-type="string">
            <text:p text:style-name="P49">Смерть</text:p>
          </table:table-cell>
        </table:table-row>
      </table:table>
      <text:p text:style-name="P33">Для восстановления нужно спать. <text:span text:style-name="T3">500 ходов сна восстанавливает 1 единицу</text:span>.</text:p>
      <text:p text:style-name="P33"/>
      <text:p text:style-name="P13">Здоровье</text:p>
      <text:p text:style-name="P32">У персонажа есть показатель <text:span text:style-name="T2">здоровья</text:span> (0 – 100). <text:span text:style-name="T2">Снижается в бою.</text:span></text:p>
      <text:p text:style-name="P43">Продумать механику заражения.</text:p>
      <text:p text:style-name="P32">Штрафы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Здоровье</text:p>
          </table:table-cell>
          <table:table-cell table:style-name="Table4.B1" office:value-type="string">
            <text:p text:style-name="P12">Штраф</text:p>
          </table:table-cell>
        </table:table-row>
        <table:table-row table:style-name="Table4.2">
          <table:table-cell table:style-name="Table4.A2" office:value-type="string">
            <text:p text:style-name="P49"><text:span text:style-name="T2">8</text:span>0-100</text:p>
          </table:table-cell>
          <table:table-cell table:style-name="Table4.B2" office:value-type="string">
            <text:p text:style-name="P49">0</text:p>
          </table:table-cell>
        </table:table-row>
        <table:table-row>
          <table:table-cell table:style-name="Table4.A2" office:value-type="string">
            <text:p text:style-name="P49"><text:span text:style-name="T2">5</text:span>0-<text:span text:style-name="T2">8</text:span>0</text:p>
          </table:table-cell>
          <table:table-cell table:style-name="Table4.B2" office:value-type="string">
            <text:p text:style-name="P49">20%</text:p>
          </table:table-cell>
        </table:table-row>
        <table:table-row>
          <table:table-cell table:style-name="Table4.A2" office:value-type="string">
            <text:p text:style-name="P49"><text:span text:style-name="T2">3</text:span>0-<text:span text:style-name="T2">5</text:span>0</text:p>
          </table:table-cell>
          <table:table-cell table:style-name="Table4.B2" office:value-type="string">
            <text:p text:style-name="P49">50%</text:p>
          </table:table-cell>
        </table:table-row>
        <table:table-row>
          <table:table-cell table:style-name="Table4.A2" office:value-type="string">
            <text:p text:style-name="P49">&lt;<text:span text:style-name="T2">3</text:span>0</text:p>
          </table:table-cell>
          <table:table-cell table:style-name="Table4.B2" office:value-type="string">
            <text:p text:style-name="P49">80%</text:p>
          </table:table-cell>
        </table:table-row>
        <table:table-row>
          <table:table-cell table:style-name="Table4.A2" office:value-type="string">
            <text:p text:style-name="P49">0</text:p>
          </table:table-cell>
          <table:table-cell table:style-name="Table4.B2" office:value-type="string">
            <text:p text:style-name="P49">Смерть</text:p>
          </table:table-cell>
        </table:table-row>
      </table:table>
      <text:p text:style-name="P33"/>
      <text:p text:style-name="P33"/>
      <text:p text:style-name="P15"/>
      <text:p text:style-name="P16">Заражение</text:p>
      <text:p text:style-name="P36">При получени урона есть определенный шанс заразиться вирусом.</text:p>
      <text:p text:style-name="P41">Базовый шанс <text:span text:style-name="T6">25%</text:span></text:p>
      <text:p text:style-name="P41">Шанс заразиться равен</text:p>
      <text:p text:style-name="P70">B + ZAm * 5 – Am</text:p>
      <text:p text:style-name="P41">где B – базовое значение, ZAm – модификатор зомби, Am – модификатор брони.</text:p>
      <text:p text:style-name="P36">Шанс снижается <text:span text:style-name="T12">броней</text:span>. Если произошло заражение (персонажа укусили), в течении <text:span text:style-name="T9">100 ходов</text:span> нужно прижечь рану специальным средством (сигнальная шашка, бенгальский огонь и т. д.), при этом теряется <text:span text:style-name="T18">50%</text:span> текущего здоровья <text:span text:style-name="T28">и </text:span><text:span text:style-name="T8">5</text:span><text:span text:style-name="T28"> еиниц максимального</text:span>, но заражения не происходит.</text:p>
      <text:p text:style-name="P34">Если заражение произошло, то каждый день у персонажа уменьшается максимальное здоровье до полной гибели. Здоровье уменьшается на величину</text:p>
      <text:p text:style-name="P34"><text:span text:style-name="T6">max(maxHp – curHp, 10)</text:span>.</text:p>
      <text:p text:style-name="P34"/>
      <text:p text:style-name="P15">Параметры персонажа</text:p>
      <text:p text:style-name="P34"><text:span text:style-name="T4">Сила</text:span> – перенос лута и бонус к урону в ближнем бою</text:p>
      <text:p text:style-name="P34"><text:span text:style-name="T4">Ловкость</text:span> – шанс увернуться в ближнем бою</text:p>
      <text:p text:style-name="P37"><text:span text:style-name="T4">Меткость</text:span> – шанс попасть из огнестрела</text:p>
      <text:p text:style-name="P39"><text:span text:style-name="T4">Ближний бой</text:span> – шанс попасть в ближнем бою</text:p>
      <text:p text:style-name="P37"/>
      <text:p text:style-name="P17">Параметры зомби</text:p>
      <text:p text:style-name="P35"><text:span text:style-name="T4">Сила</text:span> – перенос лута и бонус к урону в ближнем бою</text:p>
      <text:p text:style-name="P35"><text:span text:style-name="T4">Ловкость</text:span> – шанс увернуться в ближнем бою</text:p>
      <text:p text:style-name="P39"><text:span text:style-name="T4">Ближний бой</text:span> – шанс попасть в ближнем бою</text:p>
      <text:p text:style-name="P39"><text:span text:style-name="T4">Резист к мгновенной смерти</text:span> – обратный модификатор для шанса мгновенного убийства оружия</text:p>
      <text:p text:style-name="P40"><text:span text:style-name="T4">Дистанция зрения</text:span> – на каком расстоянии видит перса</text:p>
      <text:p text:style-name="P40"><text:span text:style-name="T4">Дистанция звука </text:span>– модификатор расстояния распространения шума</text:p>
      <text:p text:style-name="P41"><text:span text:style-name="T4">Заразность </text:span>– модификатор шанса заразить</text:p>
      <text:p text:style-name="P37"/>
      <text:p text:style-name="P38"><text:soft-page-break/>Базовое значение каждой хар-ки – 10. модификатор хар-ки вычисляется как:</text:p>
      <text:p text:style-name="P38"><text:span text:style-name="T6">(V – B) / 2</text:span>,</text:p>
      <text:p text:style-name="P38">где V – значение хар-ки, B – ее база.</text:p>
      <text:p text:style-name="P15"/>
      <text:p text:style-name="P58">Игровой мир</text:p>
      <text:p text:style-name="P37">Мир представляет из себя множество городов, соединенных дорогами (взвешенный неориентированный граф). Каждый город – набор соединенных между собой локаций (неориентированный взвешенный граф)</text:p>
      <text:p text:style-name="P37">Каждая локация – это карта, на которой происходит геймплей. Перс дерется с зомби, лутает здания.</text:p>
      <text:p text:style-name="P37">На каждой локации есть 1-2 премиум зоны, защищаемые боссами, где лежит особо ценный лут.</text:p>
      <text:p text:style-name="P37"/>
      <text:p text:style-name="P37">На первом этапе разработки карта предсозданная. После реализации всех механик пропишем генератор (если успеем).</text:p>
      <text:p text:style-name="P57">Бой</text:p>
      <text:p text:style-name="P22">Сражаться можно в ближнем бою или с помощью огнестрельного оружия. Огнестрел привлекает ближайших зомби, но эффективен.</text:p>
      <text:p text:style-name="P22"/>
      <text:p text:style-name="P45">Оружие имеет характеристики:</text:p>
      <text:p text:style-name="P22"><text:span text:style-name="T4">Урон</text:span> – базовый урон</text:p>
      <text:p text:style-name="P22"><text:span text:style-name="T4">Смертоносность </text:span>– шанс мгновенно убить зомби</text:p>
      <text:p text:style-name="P22"><text:span text:style-name="T4">Точность</text:span> – <text:span text:style-name="T10">модификатор</text:span> шанс<text:span text:style-name="T10">а</text:span> попасть. Меняется с увеличением расстояния. Для ближнего боя 0 начиная с определенной дистанции.</text:p>
      <text:p text:style-name="P65"><text:span text:style-name="T4">Модификатор расхода сил</text:span> – изменяет базовый расход сил при атаке.</text:p>
      <text:p text:style-name="P22"/>
      <text:p text:style-name="P46">Броня имеет характеристики</text:p>
      <text:p text:style-name="P46"><text:span text:style-name="T5">Часть тела</text:span><text:span text:style-name="T26"> – на какую часть тела можно надеть </text:span><text:span text:style-name="T27">(голова, лицо, шея, плечи, предплечья, запястья, грудь, спина, живот, бедра, голени, стопы)</text:span></text:p>
      <text:p text:style-name="P46"><text:span text:style-name="T5">Плотность</text:span><text:span text:style-name="T26"> – можно надечать несколько элементов на одну часть тела, пока плотность &lt;= 1.</text:span></text:p>
      <text:p text:style-name="P46"><text:span text:style-name="T5">Модификатор заражения</text:span><text:span text:style-name="T26"> – снижает шанс заразиться</text:span></text:p>
      <text:p text:style-name="P46"><text:span text:style-name="T5">Броня</text:span><text:span text:style-name="T26"> – снижает урон</text:span></text:p>
      <text:p text:style-name="P82"><text:span text:style-name="T5">Модификатор расхода сил</text:span><text:span text:style-name="T26"> – изменяет расход сил при перемещении</text:span></text:p>
      <text:p text:style-name="P23"/>
      <text:p text:style-name="P5">Ближний бой</text:p>
      <text:p text:style-name="P22">В ближнем бою есть шанс заразиться, но так перс не привлекает много внимания. Хорошая броня уменьшает шанс заражения.</text:p>
      <text:p text:style-name="P22">Зомби атакуют только <text:span text:style-name="T6">соседнюю клетку</text:span>.</text:p>
      <text:p text:style-name="P24">В ход персонаж может либо переместиться, либо атаковать. Если перс перемещается с атакуемой клетки, то он получает бонус к <text:span text:style-name="T12">увороту </text:span><text:span text:style-name="T13">(</text:span><text:span text:style-name="T7">удвоенный модификатор ловкости</text:span><text:span text:style-name="T13">)</text:span>.</text:p>
      <text:p text:style-name="P22"/>
      <text:p text:style-name="P6">Механика ближнего боя.</text:p>
      <text:p text:style-name="P25">Базовый шан попасть – <text:span text:style-name="T6">75%</text:span>.</text:p>
      <text:p text:style-name="P25"><text:soft-page-break/>Шанс попасть равен</text:p>
      <text:p text:style-name="P25"><text:span text:style-name="T6">B + (MFm – Dm) * 5 + AWm</text:span>,</text:p>
      <text:p text:style-name="P25">где B – базовый шанс попасть, MFm – модивикатор ближнего боя атакующего, Dm – модификатор ловкости обороняющегося, AWm – модификатор точности оружия.</text:p>
      <text:p text:style-name="P25">Максимальный шанс попасть – <text:span text:style-name="T6">95%</text:span>.</text:p>
      <text:p text:style-name="P26">М<text:span text:style-name="T11">инимальный </text:span>шанс попасть – <text:span text:style-name="T6">5%</text:span>.</text:p>
      <text:p text:style-name="P25"/>
      <text:p text:style-name="P25">Урон вычисляется как </text:p>
      <text:p text:style-name="P25"><text:span text:style-name="T6">WD + Sm * 5 – A</text:span>,</text:p>
      <text:p text:style-name="P25">где WD – урон оружия, Sm – модификатор силы атакующего, A – броня атакующего.</text:p>
      <text:p text:style-name="P25">В случае игрока оружие имеет шанс мгновенного убийства. Если шанс выпадает – противник погибает.</text:p>
      <text:p text:style-name="P25">Шанс мгновенного убийства вычисляется как</text:p>
      <text:p text:style-name="P25"><text:span text:style-name="T6">MDm – MRm</text:span>,</text:p>
      <text:p text:style-name="P25">где MDm – модификатор оружия, MRm – модификатор устойчивости зомби.</text:p>
      <text:p text:style-name="P25"/>
      <text:p text:style-name="P7">Дальний бой</text:p>
      <text:p text:style-name="P27">У огнестрела есть дополнительные параметры:</text:p>
      <text:p text:style-name="P50">Минимальная эффективная дистанция –<text:span text:style-name="T16"> если зомби блише, получаем штраф к точности</text:span></text:p>
      <text:p text:style-name="P50">Максимальная эффективная дистанция – <text:span text:style-name="T16">если зомби дальше, получаем штраф к точности</text:span></text:p>
      <text:p text:style-name="P51">Радиус сильного шума<text:span text:style-name="T16"> – дистанция привлечения зомби при выстреле</text:span></text:p>
      <text:p text:style-name="P51">Чувствительность к шуму<text:span text:style-name="T16"> – дополнительный модификатор к шансу сменить направление</text:span></text:p>
      <text:p text:style-name="P50"><text:span text:style-name="T16"/></text:p>
      <text:p text:style-name="P26">Базовый шан попасть – <text:span text:style-name="T6">75%</text:span>.</text:p>
      <text:p text:style-name="P26">Шанс попасть равен</text:p>
      <text:p text:style-name="P26"><text:soft-page-break/><text:span text:style-name="T18">B + (M</text:span><text:span text:style-name="T19">A</text:span><text:span text:style-name="T18">m – </text:span><text:span text:style-name="T19">P</text:span><text:span text:style-name="T18">m) * 5 + AWm</text:span><text:span text:style-name="T16">,</text:span></text:p>
      <text:p text:style-name="P26"><text:span text:style-name="T16">где B – базовый шанс попасть, M</text:span><text:span text:style-name="T17">A</text:span><text:span text:style-name="T16">m – модивикатор </text:span><text:span text:style-name="T17">точности</text:span><text:span text:style-name="T16"> атакующего, </text:span><text:span text:style-name="T17">P</text:span><text:span text:style-name="T16">m – </text:span><text:span text:style-name="T17">превышение допустимой дистанции (в любую сторону в метрах)</text:span><text:span text:style-name="T16">, AWm – модификатор точности оружия.</text:span></text:p>
      <text:p text:style-name="P26"><text:span text:style-name="T16">Максимальный шанс попасть – </text:span><text:span text:style-name="T18">95%</text:span><text:span text:style-name="T16">.</text:span></text:p>
      <text:p text:style-name="P26"><text:span text:style-name="T16">М</text:span><text:span text:style-name="T17">инимальный </text:span><text:span text:style-name="T16">шанс попасть – </text:span><text:span text:style-name="T19">0</text:span><text:span text:style-name="T18">%</text:span><text:span text:style-name="T16">.</text:span></text:p>
      <text:p text:style-name="P26"><text:span text:style-name="T16"/></text:p>
      <text:p text:style-name="P74">Дальний бой расходует боеприпасы и требует периодической перезарядки.</text:p>
      <text:p text:style-name="P28"><text:span text:style-name="T16"><text:line-break/></text:span><text:span text:style-name="T25">Расход сил в бою</text:span></text:p>
      <text:p text:style-name="P67"><text:span text:style-name="T16">Каждая атака расходует силы. Базовый расход </text:span><text:span text:style-name="T21">1</text:span><text:span text:style-name="T16">. Итоговый расход равен</text:span></text:p>
      <text:p text:style-name="P71"><text:span text:style-name="T16">B * Wm</text:span></text:p>
      <text:p text:style-name="P67"><text:span text:style-name="T16">где B – базовое значение, Wm – модификатор оружия.</text:span></text:p>
      <text:p text:style-name="P67"><text:span text:style-name="T16"/></text:p>
      <text:p text:style-name="P80"><text:span text:style-name="T16">Расход сил при перемещении</text:span></text:p>
      <text:p text:style-name="P67"><text:span text:style-name="T16">Каждый шаг отнимает B = 0.01 очков сил. Итоговое значение равно:</text:span></text:p>
      <text:p text:style-name="P67"><text:span text:style-name="T16">B * (сумма Am)</text:span></text:p>
      <text:p text:style-name="P67"><text:span text:style-name="T16">где Am – модификаторы брони.</text:span></text:p>
      <text:p text:style-name="P28"><text:span text:style-name="T16"/></text:p>
      <text:p text:style-name="P8"><text:span text:style-name="T16"/></text:p>
      <text:p text:style-name="P78">Привлечение зомби</text:p>
      <text:p text:style-name="P8"><text:span text:style-name="T22">Зомби в дефолтном состоянии бродя</text:span><text:span text:style-name="T23">т</text:span><text:span text:style-name="T22"> случайно. Если зомби видит игрока, то шанс движения в направлении игрока увеличивается кратно (до </text:span><text:span text:style-name="T24">91%</text:span><text:span text:style-name="T22">). Остальные направления получают </text:span><text:span text:style-name="T24">3%</text:span></text:p>
      <text:p text:style-name="P8"><text:span text:style-name="T22"/></text:p>
      <text:p text:style-name="P74">Без внешних импульсов шансы перемещения выравниваются:</text:p>
      <text:p text:style-name="P76">DD = DDo – 3</text:p>
      <text:p text:style-name="P76">RD = RDo + 1</text:p>
      <text:p text:style-name="P74"><text:soft-page-break/>где DD – доминирующее напправление, DDo – доминирующее направление в предыдущий ход, RD – остальные направления, RDo – остальные направления в предыдущий ход.</text:p>
      <text:p text:style-name="P8"><text:span text:style-name="T22"/></text:p>
      <text:p text:style-name="P75">Если зомби слышит громкий звук, то его направления меняются следующим образом:</text:p>
      <text:p text:style-name="P18"><text:span text:style-name="T22">DD = DDo </text:span><text:span text:style-name="T23">+</text:span><text:span text:style-name="T22"> </text:span><text:span text:style-name="T23">15</text:span><text:span text:style-name="T22"> </text:span><text:span text:style-name="T23">+ 3 * NSm</text:span></text:p>
      <text:p text:style-name="P18"><text:span text:style-name="T22">RD = RDo – </text:span><text:span text:style-name="T23">5 - NSm</text:span></text:p>
      <text:p text:style-name="P77">где NSm – модификатор чувствительности к шуму.</text:p>
      <text:p text:style-name="P59">Лут</text:p>
      <text:p text:style-name="P29">Каждая вещь в игре имеет вес. Грузоподъемность персонажа – <text:span text:style-name="T6">50 + 5 * Sm</text:span>, <text:span text:style-name="T29">Грузоподъемность авто </text:span><text:span text:style-name="T20">300</text:span><text:span text:style-name="T29">.</text:span></text:p>
      <text:p text:style-name="P29"/>
      <text:p text:style-name="P9">Типы лута</text:p>
      <text:p text:style-name="P29"><text:span text:style-name="T4">Еда</text:span> – уталяет голод (возможно, урон здоровью)</text:p>
      <text:p text:style-name="P29"><text:span text:style-name="T4">Напитки</text:span> – уталяет голод и жажду (возможно, урон здоровью)</text:p>
      <text:p text:style-name="P29"><text:span text:style-name="T4">Материалы</text:span> – для укрепления базы</text:p>
      <text:p text:style-name="P52">Оружие</text:p>
      <text:p text:style-name="P29"><text:span text:style-name="T4">Броня</text:span> – на каждую часть тела по одной.</text:p>
      <text:p text:style-name="P53">Медикаменты</text:p>
      <text:p text:style-name="P53">Прижигатели</text:p>
      <text:p text:style-name="P54">Топливо</text:p>
      <text:p text:style-name="P54"/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1:33:14.022628088</meta:creation-date>
    <dc:date>2025-03-03T11:30:30.779366265</dc:date>
    <meta:editing-duration>PT1H13M36S</meta:editing-duration>
    <meta:editing-cycles>19</meta:editing-cycles>
    <meta:generator>LibreOffice/24.2.7.2$Linux_X86_64 LibreOffice_project/420$Build-2</meta:generator>
    <meta:document-statistic meta:table-count="4" meta:image-count="0" meta:object-count="0" meta:page-count="13" meta:paragraph-count="210" meta:word-count="1188" meta:character-count="8021" meta:non-whitespace-character-count="6968"/>
  </office:meta>
</office:document-meta>
</file>